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 Neue" svg:font-family="'Helvetica Neue'"/>
    <style:font-face style:name="Helvetica Neue1" svg:font-family="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f667" officeooo:paragraph-rsid="0018f667"/>
    </style:style>
    <style:style style:name="P2" style:family="paragraph" style:parent-style-name="Standard">
      <style:paragraph-properties fo:text-align="end" style:justify-single-word="false"/>
      <style:text-properties officeooo:paragraph-rsid="001a102c"/>
    </style:style>
    <style:style style:name="P3" style:family="paragraph" style:parent-style-name="Standard">
      <style:paragraph-properties fo:text-align="start" style:justify-single-word="false"/>
      <style:text-properties officeooo:rsid="001c09ca" officeooo:paragraph-rsid="001c09ca"/>
    </style:style>
    <style:style style:name="P4" style:family="paragraph" style:parent-style-name="Standard">
      <style:text-properties fo:language="fr" fo:country="FR" officeooo:rsid="0018f667" officeooo:paragraph-rsid="0018f667"/>
    </style:style>
    <style:style style:name="P5" style:family="paragraph" style:parent-style-name="Standard">
      <style:paragraph-properties fo:text-align="end" style:justify-single-word="false"/>
      <style:text-properties fo:language="fr" fo:country="FR" officeooo:rsid="0018f667" officeooo:paragraph-rsid="0018f667"/>
    </style:style>
    <style:style style:name="P6" style:family="paragraph" style:parent-style-name="Standard">
      <style:paragraph-properties fo:text-align="end" style:justify-single-word="false"/>
      <style:text-properties fo:language="fr" fo:country="FR" officeooo:rsid="001a102c" officeooo:paragraph-rsid="001a102c"/>
    </style:style>
    <style:style style:name="P7" style:family="paragraph" style:parent-style-name="Standard">
      <style:paragraph-properties fo:text-align="end" style:justify-single-word="false"/>
      <style:text-properties fo:language="fr" fo:country="FR" officeooo:rsid="001c09ca" officeooo:paragraph-rsid="001c09ca"/>
    </style:style>
    <style:style style:name="P8" style:family="paragraph" style:parent-style-name="Standard">
      <style:paragraph-properties fo:text-align="start" style:justify-single-word="false"/>
      <style:text-properties officeooo:paragraph-rsid="001c09ca"/>
    </style:style>
    <style:style style:name="P9" style:family="paragraph" style:parent-style-name="Standard">
      <style:paragraph-properties fo:text-align="start" style:justify-single-word="false"/>
      <style:text-properties officeooo:paragraph-rsid="001d6bb5"/>
    </style:style>
    <style:style style:name="P10" style:family="paragraph" style:parent-style-name="Standard">
      <style:paragraph-properties fo:text-align="start" style:justify-single-word="false"/>
      <style:text-properties officeooo:rsid="001c4d5a" officeooo:paragraph-rsid="001d0f60"/>
    </style:style>
    <style:style style:name="P11" style:family="paragraph" style:parent-style-name="Standard">
      <style:paragraph-properties fo:text-align="start" style:justify-single-word="false"/>
      <style:text-properties officeooo:rsid="001c4d5a" officeooo:paragraph-rsid="001d6bb5"/>
    </style:style>
    <style:style style:name="P12" style:family="paragraph" style:parent-style-name="Standard">
      <style:paragraph-properties fo:text-align="start" style:justify-single-word="false"/>
      <style:text-properties officeooo:rsid="001d6bb5" officeooo:paragraph-rsid="001d6bb5"/>
    </style:style>
    <style:style style:name="T1" style:family="text">
      <style:text-properties fo:font-variant="normal" fo:text-transform="none" fo:color="#000000" style:font-name="Helvetica Neue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Helvetica Neue" fo:font-size="9pt" fo:letter-spacing="normal" fo:language="fr" fo:country="FR" fo:font-style="normal" fo:font-weight="normal"/>
    </style:style>
    <style:style style:name="T3" style:family="text">
      <style:text-properties fo:language="fr" fo:country="FR"/>
    </style:style>
    <style:style style:name="T4" style:family="text">
      <style:text-properties fo:language="fr" fo:country="FR" officeooo:rsid="001a102c"/>
    </style:style>
    <style:style style:name="T5" style:family="text">
      <style:text-properties style:text-position="0% 100%" fo:language="fr" fo:country="FR"/>
    </style:style>
    <style:style style:name="T6" style:family="text">
      <style:text-properties style:text-position="0% 100%" fo:language="fr" fo:country="FR" officeooo:rsid="001c09ca"/>
    </style:style>
    <style:style style:name="T7" style:family="text">
      <style:text-properties style:text-position="0% 100%" fo:language="fr" fo:country="FR" officeooo:rsid="001d0f60"/>
    </style:style>
    <style:style style:name="T8" style:family="text">
      <style:text-properties style:text-position="0% 100%" fo:language="fr" fo:country="FR" officeooo:rsid="001d6bb5"/>
    </style:style>
    <style:style style:name="T9" style:family="text">
      <style:text-properties style:text-position="0% 100%" fo:language="fr" fo:country="FR" officeooo:rsid="001df27d"/>
    </style:style>
    <style:style style:name="T10" style:family="text">
      <style:text-properties style:text-position="sub 58%" fo:language="fr" fo:country="FR" officeooo:rsid="001c09ca"/>
    </style:style>
    <style:style style:name="T11" style:family="text">
      <style:text-properties officeooo:rsid="001df2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oufiani</text:p>
      <text:p text:style-name="P4">Younousse</text:p>
      <text:p text:style-name="P4">0788461533</text:p>
      <text:p text:style-name="P1"><text:a xlink:type="simple" xlink:href="mailto:soufiani08@live.fr" text:style-name="Internet_20_link" text:visited-style-name="Visited_20_Internet_20_Link"><text:span text:style-name="T3">soufiani08@live.fr</text:span></text:a></text:p>
      <text:p text:style-name="P5"/>
      <text:p text:style-name="P6">SEGULA technologies</text:p>
      <text:p text:style-name="P2"><text:span text:style-name="T4"><text:tab/><text:tab/></text:span><text:span text:style-name="T2">5 RUE DU PRESIDENT ROOSEVELT</text:span><text:span text:style-name="T3"> </text:span><text:span text:style-name="T1">51100 REIMS</text:span> </text:p>
      <text:p text:style-name="P7"/>
      <text:p text:style-name="P7"/>
      <text:p text:style-name="P7"/>
      <text:p text:style-name="P7"/>
      <text:p text:style-name="P7">Antibes, le 18/10/2022</text:p>
      <text:p text:style-name="P7"/>
      <text:p text:style-name="P8"><text:span text:style-name="T6">Objet</text:span><text:span text:style-name="T10"> </text:span><text:span text:style-name="T6">:</text:span><text:span text:style-name="T10"> </text:span><text:span text:style-name="T6">Candidature pour le Stage Ingénieur R&amp;I : Drone - spatialisation autonome</text:span></text:p>
      <text:p text:style-name="P3"><text:span text:style-name="T5"/></text:p>
      <text:p text:style-name="P3"><text:span text:style-name="T5">Madame,Monsieur</text:span></text:p>
      <text:p text:style-name="P3"><text:span text:style-name="T5"/></text:p>
      <text:p text:style-name="P3"><text:span text:style-name="T5">Actuellement étudiant en Robotique systèmes autonomes, j’ai l’opportunité de réaliser un stage de 4 semaines chez vous. Mon objectif étant de me professionnaliser dans le métier de l’ingénieur en robotique.</text:span></text:p>
      <text:p text:style-name="P3"><text:span text:style-name="T5"/></text:p>
      <text:p text:style-name="P10"><text:span text:style-name="T5">Votre entreprise à su au <text:s/>fil des années se répandre dans le monde mais aussi dans les différents secteurs. </text:span><text:span text:style-name="T7">Reconnue pour votre réactivité et votre capacité d’adaptation aux évolutions technologiques, c’est avec un immense engouement que je souhaiterais compléter ma formation au sein de vos équipes.</text:span></text:p>
      <text:p text:style-name="P10"><text:span text:style-name="T7"/></text:p>
      <text:p text:style-name="P11"><text:span text:style-name="T7">Passionné, motivé et réellement curieux,j’ai trouvé dans le secteur de la robotique l’univers parfait reliant mes domaines d’études favoris. Dynamique et impliqué, je cherche maintenant à faire le lien entre l’enseignement théorique reçu en école, et la réalité </text:span><text:span text:style-name="T8">du monde professionnel.</text:span></text:p>
      <text:p text:style-name="P11"><text:span text:style-name="T8"/></text:p>
      <text:p text:style-name="P9"><text:span text:style-name="T8">C’est au cours de projets scolaire et personnel que j’ai pu développer mes talents de programmation et ma créativité</text:span><text:span text:style-name="T7">, </text:span><text:span text:style-name="T8">j’ai de même découvert mon goût pour le travail en équipe.Ce sont ces qualités, alliés à un désir de travailler avec les meilleurs qui m’encourage </text:span><text:span text:style-name="T9">à</text:span><text:span text:style-name="T8"> </text:span><text:span text:style-name="T9">me mettre à votre service</text:span><text:span text:style-name="T8"> pour ce stage.</text:span></text:p>
      <text:p text:style-name="P11"><text:span text:style-name="T8"/></text:p>
      <text:p text:style-name="P12"><text:span text:style-name="T8">J</text:span><text:span text:style-name="T5">e me tiens à votre disposition et espère pouvoir vous apporter des informations complémentaires lors d’un entretien. Je vous remercie du soin particulier que vous voudrez apporter à ma candidature et vous prie de croire, madame,monsieur à l’assurance de ma considéra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 Neue" svg:font-family="'Helvetica Neue'"/>
    <style:font-face style:name="Helvetica Neue1" svg:font-family="'Helvetica Neue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4T17:12:38.164000000</meta:creation-date>
    <dc:date>2022-10-24T18:21:29.189000000</dc:date>
    <meta:editing-duration>PT3M3S</meta:editing-duration>
    <meta:editing-cycles>1</meta:editing-cycles>
    <meta:document-statistic meta:table-count="0" meta:image-count="0" meta:object-count="0" meta:page-count="1" meta:paragraph-count="14" meta:word-count="241" meta:character-count="1595" meta:non-whitespace-character-count="1364"/>
    <meta:generator>LibreOffice/6.4.5.2$Windows_X86_64 LibreOffice_project/a726b36747cf2001e06b58ad5db1aa3a9a1872d6</meta:generator>
  </office:meta>
</office:document-meta>
</file>